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44.96pt" svg:height="386.96pt" svg:x="328.03pt" svg:y="0pt">
            <loext:p draw:notify-on-update-of-ranges="Sheet1.A2:Sheet1.A7 Sheet1.B1:Sheet1.B1 Sheet1.B2:Sheet1.B7 Sheet1.C1:Sheet1.C1 Sheet1.C2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2.69pt" svg:height="386.02pt" svg:x="327pt" svg:y="409.69pt">
            <loext:p draw:notify-on-update-of-ranges="Sheet1.A33:Sheet1.A38 Sheet1.B32:Sheet1.B32 Sheet1.B33:Sheet1.B38 Sheet1.C32:Sheet1.C32 Sheet1.C33:Sheet1.C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45.67pt" svg:height="387.24pt" svg:x="327.86pt" svg:y="819.21pt">
            <loext:p draw:notify-on-update-of-ranges="Sheet1.A58:Sheet1.A63 Sheet1.B57:Sheet1.B57 Sheet1.B58:Sheet1.B63 Sheet1.C57:Sheet1.C57 Sheet1.C58:Sheet1.C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/>
          <table:table-cell office:value-type="string" calcext:value-type="string">
            <text:p>2 Objetivos</text:p>
          </table:table-cell>
          <table:table-cell office:value-type="string" calcext:value-type="string">
            <text:p>3 Objetivo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DE3</text:p>
          </table:table-cell>
          <table:table-cell office:value-type="float" office:value="0.03" calcext:value-type="float">
            <text:p>0.03</text:p>
          </table:table-cell>
          <table:table-cell office:value-type="float" office:value="0.321" calcext:value-type="float">
            <text:p>0.3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MBI-II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SGA-II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EA/D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1" calcext:value-type="float">
            <text:p>0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D-MOEA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D-MOEA/D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 table:number-rows-repeated="24">
          <table:table-cell table:number-columns-repeated="23"/>
        </table:table-row>
        <table:table-row table:style-name="ro1">
          <table:table-cell/>
          <table:table-cell office:value-type="string" calcext:value-type="string">
            <text:p>2 Objetivos</text:p>
          </table:table-cell>
          <table:table-cell office:value-type="string" calcext:value-type="string">
            <text:p>3 Objetivo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DE3</text:p>
          </table:table-cell>
          <table:table-cell office:value-type="float" office:value="0.103" calcext:value-type="float">
            <text:p>0.103</text:p>
          </table:table-cell>
          <table:table-cell office:value-type="float" office:value="4.091" calcext:value-type="float">
            <text:p>4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MBI-II</text:p>
          </table:table-cell>
          <table:table-cell office:value-type="float" office:value="0.193" calcext:value-type="float">
            <text:p>0.193</text:p>
          </table:table-cell>
          <table:table-cell office:value-type="float" office:value="0.617" calcext:value-type="float">
            <text:p>0.6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SGA-II</text:p>
          </table:table-cell>
          <table:table-cell office:value-type="float" office:value="0.16" calcext:value-type="float">
            <text:p>0.16</text:p>
          </table:table-cell>
          <table:table-cell office:value-type="float" office:value="1.44" calcext:value-type="float">
            <text:p>1.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EA/D</text:p>
          </table:table-cell>
          <table:table-cell office:value-type="float" office:value="0.219" calcext:value-type="float">
            <text:p>0.219</text:p>
          </table:table-cell>
          <table:table-cell office:value-type="float" office:value="1.348" calcext:value-type="float">
            <text:p>1.3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D-MOEA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D-MOEA/D</text:p>
          </table:table-cell>
          <table:table-cell office:value-type="float" office:value="0.005" calcext:value-type="float">
            <text:p>0.005</text:p>
          </table:table-cell>
          <table:table-cell office:value-type="float" office:value="0.304" calcext:value-type="float">
            <text:p>0.304</text:p>
          </table:table-cell>
          <table:table-cell table:number-columns-repeated="20"/>
        </table:table-row>
        <table:table-row table:style-name="ro1">
          <table:table-cell table:number-columns-repeated="22"/>
          <table:table-cell office:value-type="string" calcext:value-type="string">
            <text:p>y</text:p>
          </table:table-cell>
        </table:table-row>
        <table:table-row table:style-name="ro1" table:number-rows-repeated="17">
          <table:table-cell table:number-columns-repeated="23"/>
        </table:table-row>
        <table:table-row table:style-name="ro1">
          <table:table-cell/>
          <table:table-cell office:value-type="string" calcext:value-type="string">
            <text:p>2 Objetivos</text:p>
          </table:table-cell>
          <table:table-cell office:value-type="string" calcext:value-type="string">
            <text:p>3 Objetivo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DE3</text:p>
          </table:table-cell>
          <table:table-cell table:style-name="ce1" table:formula="of:=AVERAGE([.B35:.B57])" office:value-type="float" office:value="0.10975" calcext:value-type="float">
            <text:p>0.110</text:p>
          </table:table-cell>
          <table:table-cell table:style-name="ce1" office:value-type="float" office:value="1.088" calcext:value-type="float">
            <text:p>1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MBI-II</text:p>
          </table:table-cell>
          <table:table-cell table:style-name="ce1" table:formula="of:=AVERAGE([.B36:.B58])" office:value-type="float" office:value="0.0971875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SGA-II</text:p>
          </table:table-cell>
          <table:table-cell table:style-name="ce1" table:formula="of:=AVERAGE([.B37:.B59])" office:value-type="float" office:value="0.066734375" calcext:value-type="float">
            <text:p>0.067</text:p>
          </table:table-cell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EA/D</text:p>
          </table:table-cell>
          <table:table-cell table:style-name="ce1" table:formula="of:=AVERAGE([.B38:.B60])" office:value-type="float" office:value="0.06966796875" calcext:value-type="float">
            <text:p>0.070</text:p>
          </table:table-cell>
          <table:table-cell office:value-type="float" office:value="0.143" calcext:value-type="float">
            <text:p>0.1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D-MOEA</text:p>
          </table:table-cell>
          <table:table-cell table:style-name="ce1" table:formula="of:=AVERAGE([.B39:.B61])" office:value-type="float" office:value="0.0858349609375" calcext:value-type="float">
            <text:p>0.086</text:p>
          </table:table-cell>
          <table:table-cell office:value-type="float" office:value="0.051" calcext:value-type="float">
            <text:p>0.0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D-MOEA/D</text:p>
          </table:table-cell>
          <table:table-cell table:style-name="ce1" table:formula="of:=AVERAGE([.B40:.B62])" office:value-type="float" office:value="0.0858349609375" calcext:value-type="float">
            <text:p>0.086</text:p>
          </table:table-cell>
          <table:table-cell office:value-type="float" office:value="0.044" calcext:value-type="float">
            <text:p>0.044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number number:decimal-places="0" loext:min-decimal-places="0" number:min-integer-digits="2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0:32:20.61233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9:55:25.010488544</meta:creation-date>
    <dc:date>2017-12-01T16:28:17.965265856</dc:date>
    <meta:editing-duration>PT5H57M19S</meta:editing-duration>
    <meta:editing-cycles>5</meta:editing-cycles>
    <meta:generator>LibreOffice/5.4.0.3$Linux_X86_64 LibreOffice_project/40m0$Build-3</meta:generator>
    <meta:document-statistic meta:table-count="1" meta:cell-count="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7cm" svg:height="13.652cm" xlink:href=".." xlink:type="simple" chart:class="chart:bar" chart:style-name="ch1">
        <chart:title svg:x="10.87cm" svg:y="0.408cm" chart:style-name="ch2">
          <text:p>Cuantificación general de los algoritmos respecto al IGD+</text:p>
        </chart:title>
        <chart:legend chart:legend-position="end" svg:x="30.836cm" svg:y="6.331cm" style:legend-expansion="high" chart:style-name="ch3"/>
        <chart:plot-area chart:style-name="ch4" table:cell-range-address="Sheet1.A1:Sheet1.C7" chart:data-source-has-labels="both" svg:x="1.625cm" svg:y="1.434cm" svg:width="28.545cm" svg:height="11.016cm">
          <chartooo:coordinate-region svg:x="2.537cm" svg:y="1.607cm" svg:width="27.633cm" svg:height="10.249cm"/>
          <chart:axis chart:dimension="x" chart:name="primary-x" chart:style-name="ch5" chartooo:axis-type="auto">
            <chartooo:date-scale/>
            <chart:title svg:x="15.152cm" svg:y="12.723cm" chart:style-name="ch6">
              <text:p>Algoritmo</text:p>
            </chart:title>
            <chart:categories table:cell-range-address="Sheet1.A2:Sheet1.A7"/>
          </chart:axis>
          <chart:axis chart:dimension="y" chart:name="primary-y" chart:style-name="ch7">
            <chart:title svg:x="0.451cm" svg:y="9.777cm" chart:style-name="ch8">
              <text:p>Promedio de la diferencia con el mejor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bar">
            <chart:data-point chart:repeated="6"/>
          </chart:series>
          <chart:series chart:style-name="ch11" chart:values-cell-range-address="Sheet1.C2:Sheet1.C7" chart:label-cell-address="Sheet1.C1:Sheet1.C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bjetivos</text:p>
                <draw:g>
                  <svg:desc>Sheet1.B1:Sheet1.B1</svg:desc>
                </draw:g>
              </table:table-cell>
              <table:table-cell office:value-type="string">
                <text:p>3 Objetivo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DE3</text:p>
                <draw:g>
                  <svg:desc>Sheet1.A2:Sheet1.A7</svg:desc>
                </draw:g>
              </table:table-cell>
              <table:table-cell office:value-type="float" office:value="0.03">
                <text:p>0.03</text:p>
                <draw:g>
                  <svg:desc>Sheet1.B2:Sheet1.B7</svg:desc>
                </draw:g>
              </table:table-cell>
              <table:table-cell office:value-type="float" office:value="0.321">
                <text:p>0.321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MOMBI-II</text:p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NSGA-II</text:p>
              </table:table-cell>
              <table:table-cell office:value-type="float" office:value="0.064">
                <text:p>0.06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MOEA/D</text:p>
              </table:table-cell>
              <table:table-cell office:value-type="float" office:value="0.078">
                <text:p>0.07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VSD-MOEA</text:p>
              </table:table-cell>
              <table:table-cell office:value-type="float" office:value="0.02">
                <text:p>0.0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VSD-MOEA/D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257cm" svg:height="13.619cm" xlink:href=".." xlink:type="simple" chart:class="chart:bar" chart:style-name="ch1">
        <chart:title svg:x="11.055cm" svg:y="0.407cm" chart:style-name="ch2">
          <text:p>Cuantificación general de los algoritmos respecto al HV</text:p>
        </chart:title>
        <chart:legend chart:legend-position="end" svg:x="30.756cm" svg:y="6.314cm" style:legend-expansion="high" chart:style-name="ch3"/>
        <chart:plot-area chart:style-name="ch4" table:cell-range-address="Sheet1.A32:Sheet1.C38" chart:data-source-has-labels="both" svg:x="1.624cm" svg:y="1.432cm" svg:width="28.467cm" svg:height="10.986cm">
          <chartooo:coordinate-region svg:x="2.351cm" svg:y="1.605cm" svg:width="27.74cm" svg:height="10.219cm"/>
          <chart:axis chart:dimension="x" chart:name="primary-x" chart:style-name="ch5" chartooo:axis-type="auto">
            <chartooo:date-scale/>
            <chart:title svg:x="15.112cm" svg:y="12.69cm" chart:style-name="ch6">
              <text:p>Algoritmo</text:p>
            </chart:title>
            <chart:categories table:cell-range-address="Sheet1.A33:Sheet1.A38"/>
          </chart:axis>
          <chart:axis chart:dimension="y" chart:name="primary-y" chart:style-name="ch7">
            <chart:title svg:x="0.451cm" svg:y="9.76cm" chart:style-name="ch8">
              <text:p>Promedio de la diferencia con el mejor</text:p>
            </chart:title>
            <chart:grid chart:style-name="ch9" chart:class="major"/>
          </chart:axis>
          <chart:series chart:style-name="ch10" chart:values-cell-range-address="Sheet1.B33:Sheet1.B38" chart:label-cell-address="Sheet1.B32:Sheet1.B32" chart:class="chart:bar">
            <chart:data-point chart:repeated="6"/>
          </chart:series>
          <chart:series chart:style-name="ch11" chart:values-cell-range-address="Sheet1.C33:Sheet1.C38" chart:label-cell-address="Sheet1.C32:Sheet1.C3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bjetivos</text:p>
                <draw:g>
                  <svg:desc>Sheet1.B32:Sheet1.B32</svg:desc>
                </draw:g>
              </table:table-cell>
              <table:table-cell office:value-type="string">
                <text:p>3 Objetivos</text:p>
                <draw:g>
                  <svg:desc>Sheet1.C32:Sheet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DE3</text:p>
                <draw:g>
                  <svg:desc>Sheet1.A33:Sheet1.A38</svg:desc>
                </draw:g>
              </table:table-cell>
              <table:table-cell office:value-type="float" office:value="0.103">
                <text:p>0.103</text:p>
                <draw:g>
                  <svg:desc>Sheet1.B33:Sheet1.B38</svg:desc>
                </draw:g>
              </table:table-cell>
              <table:table-cell office:value-type="float" office:value="4.091">
                <text:p>4.091</text:p>
                <draw:g>
                  <svg:desc>Sheet1.C33:Sheet1.C38</svg:desc>
                </draw:g>
              </table:table-cell>
            </table:table-row>
            <table:table-row>
              <table:table-cell office:value-type="string">
                <text:p>MOMBI-II</text:p>
              </table:table-cell>
              <table:table-cell office:value-type="float" office:value="0.193">
                <text:p>0.19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NSGA-II</text:p>
              </table:table-cell>
              <table:table-cell office:value-type="float" office:value="0.16">
                <text:p>0.1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MOEA/D</text:p>
              </table:table-cell>
              <table:table-cell office:value-type="float" office:value="0.219">
                <text:p>0.219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VSD-MOEA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VSD-MOEA/D</text:p>
              </table:table-cell>
              <table:table-cell office:value-type="float" office:value="0.005">
                <text:p>0.005</text:p>
              </table:table-cell>
              <table:table-cell office:value-type="float" office:value="0.304">
                <text:p>0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62cm" svg:height="13.662cm" xlink:href=".." xlink:type="simple" chart:class="chart:bar" chart:style-name="ch1">
        <chart:title svg:x="10.446cm" svg:y="0.408cm" chart:style-name="ch2">
          <text:p>Cuantificación general de los algoritmos respecto al Hausdorff</text:p>
        </chart:title>
        <chart:legend chart:legend-position="end" svg:x="30.861cm" svg:y="6.336cm" style:legend-expansion="high" chart:style-name="ch3"/>
        <chart:plot-area chart:style-name="ch4" table:cell-range-address="Sheet1.A57:Sheet1.C63" chart:data-source-has-labels="both" svg:x="1.626cm" svg:y="1.434cm" svg:width="28.568cm" svg:height="11.026cm">
          <chartooo:coordinate-region svg:x="2.724cm" svg:y="1.608cm" svg:width="27.47cm" svg:height="10.258cm"/>
          <chart:axis chart:dimension="x" chart:name="primary-x" chart:style-name="ch5" chartooo:axis-type="auto">
            <chartooo:date-scale/>
            <chart:title svg:x="15.165cm" svg:y="12.733cm" chart:style-name="ch6">
              <text:p>Algoritmo</text:p>
            </chart:title>
            <chart:categories table:cell-range-address="Sheet1.A58:Sheet1.A63"/>
          </chart:axis>
          <chart:axis chart:dimension="y" chart:name="primary-y" chart:style-name="ch7">
            <chart:title svg:x="0.451cm" svg:y="9.782cm" chart:style-name="ch8">
              <text:p>Promedio de la diferencia con el mejor</text:p>
            </chart:title>
            <chart:grid chart:style-name="ch9" chart:class="major"/>
          </chart:axis>
          <chart:series chart:style-name="ch10" chart:values-cell-range-address="Sheet1.B58:Sheet1.B63" chart:label-cell-address="Sheet1.B57:Sheet1.B57" chart:class="chart:bar">
            <chart:data-point chart:repeated="6"/>
          </chart:series>
          <chart:series chart:style-name="ch11" chart:values-cell-range-address="Sheet1.C58:Sheet1.C63" chart:label-cell-address="Sheet1.C57:Sheet1.C5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bjetivos</text:p>
                <draw:g>
                  <svg:desc>Sheet1.B57:Sheet1.B57</svg:desc>
                </draw:g>
              </table:table-cell>
              <table:table-cell office:value-type="string">
                <text:p>3 Objetivos</text:p>
                <draw:g>
                  <svg:desc>Sheet1.C57:Sheet1.C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DE3</text:p>
                <draw:g>
                  <svg:desc>Sheet1.A58:Sheet1.A63</svg:desc>
                </draw:g>
              </table:table-cell>
              <table:table-cell office:value-type="float" office:value="0.10975">
                <text:p>0.10975</text:p>
                <draw:g>
                  <svg:desc>Sheet1.B58:Sheet1.B63</svg:desc>
                </draw:g>
              </table:table-cell>
              <table:table-cell office:value-type="float" office:value="1.088">
                <text:p>1.088</text:p>
                <draw:g>
                  <svg:desc>Sheet1.C58:Sheet1.C63</svg:desc>
                </draw:g>
              </table:table-cell>
            </table:table-row>
            <table:table-row>
              <table:table-cell office:value-type="string">
                <text:p>MOMBI-II</text:p>
              </table:table-cell>
              <table:table-cell office:value-type="float" office:value="0.0971875">
                <text:p>0.097187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NSGA-II</text:p>
              </table:table-cell>
              <table:table-cell office:value-type="float" office:value="0.066734375">
                <text:p>0.0667343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OEA/D</text:p>
              </table:table-cell>
              <table:table-cell office:value-type="float" office:value="0.06966796875">
                <text:p>0.0696679687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VSD-MOEA</text:p>
              </table:table-cell>
              <table:table-cell office:value-type="float" office:value="0.0858349609375">
                <text:p>0.085834960937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VSD-MOEA/D</text:p>
              </table:table-cell>
              <table:table-cell office:value-type="float" office:value="0.0858349609375">
                <text:p>0.0858349609375</text:p>
              </table:table-cell>
              <table:table-cell office:value-type="float" office:value="0.044">
                <text:p>0.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